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OOOOOOOOOOOOOOOOOOOOORED!!</text:p>
          </table:table-cell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 office:value-type="string">
            <text:p>IIII'M SOOOOO BOOOOOOOOORED!!</text:p>
          </table:table-cell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Keep it down, Sis.</text:p>
          </table:table-cell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cannot help it! A noble and beautiful
flower such as I simply cannot bear to be
crammed into this gloomy, unamusing place!!</text:p>
          </table:table-cell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 office:value-type="string">
            <text:p>Those damned little girls... I shall not
let them off lightly!!</text:p>
          </table:table-cell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ssuming we get out of here...</text:p>
          </table:table-cell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 office:value-type="string">
            <text:p>Well, that's not happening as long as those
Shinigami are still around.</text:p>
          </table:table-cell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dirtiest among dirty tricks...</text:p>
          </table:table-cell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 office:value-type="string">
            <text:p>Incidentally, I have not felt the presence
of the three others besides the Shinigami
for some time.</text:p>
          </table:table-cell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 office:value-type="string">
            <text:p>I do wonder where they have run off to?</text:p>
          </table:table-cell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those Shinigami were kicking up a fuss
about "food", so the rest of them went out
to gather ingredients.</text:p>
          </table:table-cell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 office:value-type="string">
            <text:p>There doesn't seem to be anyone except the
Shinigami in this lair at the moment.</text:p>
          </table:table-cell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, how dare they take me so lightly...!!
How aggravating!!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 office:value-type="string">
            <text:p>Regardless, our first priority should be to
escape from this place!</text:p>
          </table:table-cell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 office:value-type="string">
            <text:p>Do hurry and devise a plan, Saffa!!</text:p>
          </table:table-cell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Easier said than done, but...</text:p>
          </table:table-cell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erhaps there is a key fallen on the ground
somewhere in the vicinity?</text:p>
          </table:table-cell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would be a miracle. No, it'd be totally
stupid.</text:p>
          </table:table-cell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, something that can be used in place of
a key!</text:p>
          </table:table-cell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I'm telling you...</text:p>
          </table:table-cell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 office:value-type="string">
            <text:p>That's right, you could use that.</text:p>
          </table:table-cell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?! Did you hit upon an idea?!</text:p>
          </table:table-cell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top sticking to me, you're making me burn
up...</text:p>
          </table:table-cell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 office:value-type="string">
            <text:p>Look, don't you see that pool of water over
there?</text:p>
          </table:table-cell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 office:value-type="string">
            <text:p>I was thinking you could freeze some of that
into the shape of a key, Sis.</text:p>
          </table:table-cell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... You are a genius!!!</text:p>
          </table:table-cell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 office:value-type="string">
            <text:p>How in the devil's name did you come up with
such a magnificent scheme?!?!</text:p>
          </table:table-cell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 office:value-type="string">
            <text:p>Let us put it into action at once!!!</text:p>
          </table:table-cell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 office:value-type="string">
            <text:p>There, I am done! Allow me to unlock the door!!</text:p>
          </table:table-cell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that won't...</text:p>
          </table:table-cell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affa... it will not open...</text:p>
          </table:table-cell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did you expect?</text:p>
          </table:table-cell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 office:value-type="string">
            <text:p>You have to fit the shape of the key to the
lock, or it won't open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... Of course!! I was already aware of that!!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 office:value-type="string">
            <text:p>I was, erm... simply testing you!!!</text:p>
          </table:table-cell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, yeah.</text:p>
          </table:table-cell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t opened!! It is open!!</text:p>
          </table:table-cell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 office:value-type="string">
            <text:p>Look upon this, Saffa!! I opened the door!!!!</text:p>
          </table:table-cell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see that.</text:p>
          </table:table-cell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 office:value-type="string">
            <text:p>C'mon, we'll be found out if we make too much
noise. Let's go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ndeed. I would like to depart from this
place at once.</text:p>
          </table:table-cell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geh...</text:p>
          </table:table-cell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Blue Carat...?!</text:p>
          </table:table-cell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re you doing here?!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...) &gt;_&lt;...</text:p>
          </table:table-cell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hat inopportune timing...!!</text:p>
          </table:table-cell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 office:value-type="string">
            <text:p>We dawdled, and ran into these people as
a result...</text:p>
          </table:table-cell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we can settle this quickly, Sis.</text:p>
          </table:table-cell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ll said, Saffa!</text:p>
          </table:table-cell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 office:value-type="string">
            <text:p>Now, foolish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 office:value-type="string">
            <text:p>I, Carat, the "Diva of Splendor" shall hereby
perform your last rites!!!
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-ee~~... we managed to win, someh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 office:value-type="string">
            <text:p>Map303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N-No way...</text:p>
          </table:table-cell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 office:value-type="string">
            <text:p>To think that I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aah... haah... they're way stronger than
when I fought them at the castle...</text:p>
          </table:table-cell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ive up!</text:p>
          </table:table-cell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give 'em a good beating!</text:p>
          </table:table-cell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the finishing blow to Meeee!!</text:p>
          </table:table-cell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ait just a second!</text:p>
          </table:table-cell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 office:value-type="string">
            <text:p>We cannot cause any more of a racket in this
place!!</text:p>
          </table:table-cell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ive it a rest. We have no intention of letting
this chance slip.</text:p>
          </table:table-cell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box them in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no, if they come here then this really
won't be a laughing matter...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recisely! L-Let us all calm down and talk
this o—</text:p>
          </table:table-cell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 office:value-type="string">
            <text:p>Map269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ahh!!)</text:p>
          </table:table-cell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Uwagh...</text:p>
          </table:table-cell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-They are heeeeeeeeeeeeere!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Escape... forbidden... but...</text:p>
          </table:table-cell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those girls... quadruplets...?</text:p>
          </table:table-cell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Blue Carat's surprised reaction, they
must be with either Red or White Carat?</text:p>
          </table:table-cell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 the other hand, they might be on our side.</text:p>
          </table:table-cell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aaah, I don't think so...</text:p>
          </table:table-cell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 office:value-type="string">
            <text:p>After all, those chicks...</text:p>
          </table:table-cell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...</text:p>
          </table:table-cell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 office:value-type="string">
            <text:p>This incredible Magic... up to now, I've never
felt anything this powerful, from any of the
Carats...!</text:p>
          </table:table-cell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right! The Magic—the bloodlust, even—
that I felt on the way here...</text:p>
          </table:table-cell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 office:value-type="string">
            <text:p>It's coming from those girls, Reguma-kun!</text:p>
          </table:table-cell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true identity of the enormous Magical
power that the Magic detection device located
was not White Carat, but...</text:p>
          </table:table-cell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ose Foooour.</text:p>
          </table:table-cell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f... the prisoners escape... then......</text:p>
          </table:table-cell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 office:value-type="string">
            <text:p>...Visti said to... force them back......
into their cell......</text:p>
          </table:table-cell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Kh...</text:p>
          </table:table-cell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 are trapped between the Heavenly Maidens
and the Shinigami...</text:p>
          </table:table-cell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 office:value-type="string">
            <text:p>Th-This is quite the conundrum...</text:p>
          </table:table-cell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h... Shinigami...?!</text:p>
          </table:table-cell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And......</text:p>
          </table:table-cell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 office:value-type="string">
            <text:p>Visti said... if intruders... come, then...
beat them... into the ground......</text:p>
          </table:table-cell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y consider us their enemy
as well...</text:p>
          </table:table-cell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sti... that means they're one of Red Carat's
allies!</text:p>
          </table:table-cell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n, let's round Blue Carat and those four
up, and give 'em all a good Pummelliiing!</text:p>
          </table:table-cell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no good!! Those are not just any
four girls!!</text:p>
          </table:table-cell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 office:value-type="string">
            <text:p>We must run away at onc—</text:p>
          </table:table-cell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Impossibl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!!</text:p>
          </table:table-cell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w!!</text:p>
          </table:table-cell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ruthless... a-as... ever...!</text:p>
          </table:table-cell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just happened...?!</text:p>
          </table:table-cell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idn't... see a single thing...</text:p>
          </table:table-cell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 the... power of the Shinigami... kh...</text:p>
          </table:table-cell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Visti said...... the enemy absolutely...
cannot escape...</text:p>
          </table:table-cell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f they escape, then...... Visti will...
get mad......</text:p>
          </table:table-cell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 office:value-type="string">
            <text:p>So...... you can't... esc...</text:p>
          </table:table-cell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*staaaare*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Ah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-That's...!)</text:p>
          </table:table-cell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Their expressions ain't changed a bit, but
there's no mistakin' it...!)</text:p>
          </table:table-cell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at's the face of a girl in... looooove!!)</text:p>
          </table:table-cell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y're giving me the eyeball...)</text:p>
          </table:table-cell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 office:value-type="string">
            <text:p>What in the world are you after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Marry...</text:p>
          </table:table-cell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Nh? Nh??</text:p>
          </table:table-cell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Getting... married...... right... now......</text:p>
          </table:table-cell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you've lost me.</text:p>
          </table:table-cell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 office:value-type="string">
            <text:p>Who's getting married to whom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You... and me... here... right
away...</text:p>
          </table:table-cell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i... a-are you stupid?!!</text:p>
          </table:table-cell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 office:value-type="string">
            <text:p>That doesn't make any sense!!! There's no
way you can just get married like that!!!!</text:p>
          </table:table-cell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escalated so quickly, I can't even think of
anything to say...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h, umm...</text:p>
          </table:table-cell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 office:value-type="string">
            <text:p>I-It appears you are in the middle of something,
so we would be loathe to intrude!</text:p>
          </table:table-cell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 office:value-type="string">
            <text:p>Now then, we shall be on our way...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Don't... move...</text:p>
          </table:table-cell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aaaaaaaaaaaaaaaagh!!! Ow!!
That huuuuuurts!!!</text:p>
          </table:table-cell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, let's just do whatever we can not to
stand out...</text:p>
          </table:table-cell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mmm... to put all of this straight...)</text:p>
          </table:table-cell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 office:value-type="string">
            <text:p>(What we thought was White Carat's Magical
power actually belonged to these four...)</text:p>
          </table:table-cell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 office:value-type="string">
            <text:p>(For some reason, Blue Carat's here; those
four are so overwhelmingly strong that we can't
begin to compete; and finally...)</text:p>
          </table:table-cell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 office:value-type="string">
            <text:p>(Those four fell in love with Saotome-san at
first sight and declared their marriage...)</text:p>
          </table:table-cell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 office:value-type="string">
            <text:p>(J-Just what are we supposed to do now...?!)</text:p>
          </table:table-cell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Reguma, you guys gonna get Marriiied?</text:p>
          </table:table-cell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.</text:p>
          </table:table-cell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We will......</text:p>
          </table:table-cell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you whatsoever.</text:p>
          </table:table-cell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 office:value-type="string">
            <text:p>Above all, we are the Heavenly Maidens, who
seek to protect the human world.</text:p>
          </table:table-cell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 office:value-type="string">
            <text:p>You, on the other hand, are the compatriots of
Red Carat, who wishes to seize the human
world.</text:p>
          </table:table-cell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 office:value-type="string">
            <text:p>It is inherently impossible for enemies to
get along with each other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So...</text:p>
          </table:table-cell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 office:value-type="string">
            <text:p>...If we weren't enemies...... could we...
get married.......?</text:p>
          </table:table-cell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making the decision to get married is
another matter, but...</text:p>
          </table:table-cell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 office:value-type="string">
            <text:p>If you ceased to be our enemy, it would please
me greatly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Got it...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h!! This couldn't possibly be a new
party member flag, could it?!</text:p>
          </table:table-cell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Then, I'll...... free you from your
obligation... to the...... Heavenly Maidens...</text:p>
          </table:table-cell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 office:value-type="string">
            <text:p>If I defeat... all...... of the Heavenly
Maidens... we won't be...... enemies... anymore...</text:p>
          </table:table-cell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...Huh?</text:p>
          </table:table-cell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is not going in a dangerous direction?!</text:p>
          </table:table-cell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, you!! Just who do you think you are,
coming out with nonsense like that!!</text:p>
          </table:table-cell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on't go down so easily!!</text:p>
          </table:table-cell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Victory is...... simple...</text:p>
          </table:table-cell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 office:value-type="string">
            <text:p>All I have to do is... move...... and...
it's really...... simple...</text:p>
          </table:table-cell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...!</text:p>
          </table:table-cell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mess...</text:p>
          </table:table-cell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I do not quite understand this situation,
but this is a wonderful opportunity to do
away with the Heavenly Maidens!)</text:p>
          </table:table-cell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 office:value-type="string">
            <text:p>Oh, Shinigami-sama! Allow me to offer you
what limited power I have to fell the Heavenly
Maidens—</text:p>
          </table:table-cell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 office:value-type="string">
            <text:p>Ow!! That hurts!! I'll be quiet so please
forgive meeeeeeee!!</text:p>
          </table:table-cell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ou never learn, huh, Sis...</text:p>
          </table:table-cell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rumble!</text:p>
          </table:table-cell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 office:value-type="string">
            <text:p>You got us just now with a sneak attack, but
we'll get you this time!!</text:p>
          </table:table-cell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telling them that defeats the point.</text:p>
          </table:table-cell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ait, everyone, we cannot fight her!</text:p>
          </table:table-cell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 office:value-type="string">
            <text:p>I will explain in detail later, but she is a
species known as the "Shinigami", the most
powerful in all the demon world!</text:p>
          </table:table-cell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 office:value-type="string">
            <text:p>When she gets serious, there is none that
can stand against h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y have the entrance blocked off...!</text:p>
          </table:table-cell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urely we can manage it if we all work
Togetheeer?</text:p>
          </table:table-cell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bsolutely not! They are on another level!
Please trust me!!</text:p>
          </table:table-cell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e Spirit Queen. It would most likely
be like a tricycle crashing into a tank.</text:p>
          </table:table-cell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tougher than a Kaizo game...</text:p>
          </table:table-cell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what exactly are we supposed to do...?!</text:p>
          </table:table-cell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Erase... Heavenly Maidens......</text:p>
          </table:table-cell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ey're coming...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.........................
................................Food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...Where'd they go?</text:p>
          </table:table-cell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y got hungry 'n went home...</text:p>
          </table:table-cell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uess we're Freeee.</text:p>
          </table:table-cell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 this would be our chance to escape!!
Everyone, form an orderly line and proceed
quickly towards the exit, starting with those
closest!!</text:p>
          </table:table-cell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do you only keep a clear head when it's
time to ru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3T16:22:20+02:00</meta:creation-date>
    <dc:date>2020-04-13T16:22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